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5.752cm"/>
    </style:style>
    <style:style style:name="Tabla1.B" style:family="table-column">
      <style:table-column-properties style:column-width="11.248cm"/>
    </style:style>
    <style:style style:name="Tabla1.A1" style:family="table-cell">
      <style:table-cell-properties style:vertical-align="middle" fo:padding="0.049cm" fo:border="none"/>
    </style:style>
    <style:style style:name="T1" style:family="text">
      <style:text-properties fo:font-style="italic"/>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able 2: List of output tables.</text:h>
      <text:p text:style-name="Text_20_body">From: <text:a xlink:type="simple" xlink:href="https://www.nature.com/articles/nprot.2016.136#t2" text:style-name="Internet_20_link" text:visited-style-name="Visited_20_Internet_20_Link">The MaxQuant computational platform for mass spectrometry-based shotgun proteomics</text:a></text:p>
      <table:table table:name="Tabla1" table:style-name="Tabla1">
        <table:table-column table:style-name="Tabla1.A"/>
        <table:table-column table:style-name="Tabla1.B"/>
        <table:table-header-rows>
          <table:table-row>
            <table:table-cell table:style-name="Tabla1.A1" office:value-type="string">
              <text:p text:style-name="Table_20_Heading">Table name</text:p>
            </table:table-cell>
            <table:table-cell table:style-name="Tabla1.A1" office:value-type="string">
              <text:p text:style-name="Table_20_Heading">Description</text:p>
            </table:table-cell>
          </table:table-row>
        </table:table-header-rows>
        <table:table-row>
          <table:table-cell table:style-name="Tabla1.A1" office:value-type="string">
            <text:p text:style-name="Table_20_Contents">proteinGroups.txt</text:p>
          </table:table-cell>
          <table:table-cell table:style-name="Tabla1.A1" office:value-type="string">
            <text:p text:style-name="Table_20_Contents"><text:span text:style-name="T1">Detailed information about identified protein groups</text:span>. <text:line-break/>The file contains a list of all protein groups identified at the specified FDR cutoff and their quantification. Normalized ratios, LFQ intensities and Reporter intensities are given for SILAC, label-free and TMT/iTRAQ experiments, respectively. Protein groups matching to the reverse database and potential contaminants are marked. The list can be additionally filtered on the <text:span text:style-name="T1">q</text:span> value to specify a more/less stringent FDR cutoff<text:line-break/>Additional information such as score of identification (the product of all peptide PEPs used for identification), number of peptides, sequence coverage and best MS/MS is provided for each protein<text:line-break/>Each protein group is assigned a unique identifier (id) and can be used to match the protein groups file to other MaxQuant output files. In addition, each protein group is linked to the peptides, modification-specific peptides, msms and evidence tables through the respective ids (e.g., PeptideIDs correspond to the 'id' column in the peptides.txt table). Matching can be conveniently performed in the Perseus software</text:p>
          </table:table-cell>
        </table:table-row>
        <table:table-row>
          <table:table-cell table:style-name="Tabla1.A1" office:value-type="string">
            <text:p text:style-name="Table_20_Contents">peptides.txt</text:p>
          </table:table-cell>
          <table:table-cell table:style-name="Tabla1.A1" office:value-type="string">
            <text:p text:style-name="Table_20_Contents"><text:span text:style-name="T1">Detailed information about identified peptides</text:span>. <text:line-break/>The peptides table contains a nonredundant list of identified peptides meeting the required FDR criteria, and information about their quantification. The Andromeda score and the corresponding PEP are given for each peptide<text:line-break/>The file includes information about peptide sequence, mass and length, charge state, detected modifications, number of missed cleavages and number of MS/MS spectra used for identification<text:line-break/>Each peptide is assigned a unique id that can be used for matching to the other MaxQuant output tables (to their PeptideIDs column). In addition, ProteingroupIDs are provided that define the connection between a given peptide and the protein groups in which it was found</text:p>
          </table:table-cell>
        </table:table-row>
        <table:table-row>
          <table:table-cell table:style-name="Tabla1.A1" office:value-type="string">
            <text:p text:style-name="Table_20_Contents">evidence.txt</text:p>
          </table:table-cell>
          <table:table-cell table:style-name="Tabla1.A1" office:value-type="string">
            <text:p text:style-name="Table_20_Contents"><text:span text:style-name="T1">Table with identified peptide features</text:span>. <text:line-break/>The evidence file contains the combined information about all identified peptide features. Identification information includes peptide sequence and modified sequence, length and modification state. Score, PEP, mass deviation, number of MS/MS matches, uncalibrated and calibrated <text:span text:style-name="T1">m</text:span>/<text:span text:style-name="T1">z</text:span> and mass error, and recalibrated retention time can be used to inspect the quality of identification<text:line-break/>Analogously to all other tables, each entry is assigned a unique id that can be used for matching to other tables</text:p>
          </table:table-cell>
        </table:table-row>
        <table:table-row>
          <table:table-cell table:style-name="Tabla1.A1" office:value-type="string">
            <text:p text:style-name="Table_20_Contents">...Sites.txt</text:p>
          </table:table-cell>
          <table:table-cell table:style-name="Tabla1.A1" office:value-type="string">
            <text:p text:style-name="Table_20_Contents"><text:span text:style-name="T1">Details of all PTM sites of a certain type</text:span>. <text:line-break/>The table contains information about all modification sites detected that meet the given FDR and score and delta score <text:soft-page-break/>criteria. For instance, in a phospho experiment, all phospho events will be reported as separate entries<text:line-break/>Quantitative information, such as (reporter/LFQ) intensity and normalized ratios and occupancy (when enabled), is provided for each event. Qualitative information, including score, PEP, localization probability and occupancy error, can be used to filter the table. For example, to limit the downstream analysis to class I sites, a localization probability filter of &gt;0.75 can be applied<text:line-break/>Additional information about the proteins in which the modification is found, their position within the sequence, and the sequence window surrounding the site is provided in this table</text:p>
          </table:table-cell>
        </table:table-row>
        <table:table-row>
          <table:table-cell table:style-name="Tabla1.A1" office:value-type="string">
            <text:p text:style-name="Table_20_Contents">modificationSpecificPeptides.txt</text:p>
          </table:table-cell>
          <table:table-cell table:style-name="Tabla1.A1" office:value-type="string">
            <text:p text:style-name="Table_20_Contents"><text:span text:style-name="T1">List of identified peptide sequences with specific modification content</text:span>. <text:line-break/>The modificationSpecificPeptides table covers a nonredundant list of peptides, distinguishing them also by their modification content. Peptide sequence, mass, MS/MS count, score, delta score and PEP are provided, in addition to quantitative information. The type of modification and number of modifications are shown for each peptide. Each peptide form is assigned a unique id that can be used for matching to other tables containing Mod.peptide IDs</text:p>
          </table:table-cell>
        </table:table-row>
        <table:table-row>
          <table:table-cell table:style-name="Tabla1.A1" office:value-type="string">
            <text:p text:style-name="Table_20_Contents">allPeptides.txt</text:p>
          </table:table-cell>
          <table:table-cell table:style-name="Tabla1.A1" office:value-type="string">
            <text:p text:style-name="Table_20_Contents"><text:span text:style-name="T1">List of all peptide features</text:span>. <text:line-break/>List of all features (isotope patterns or labeling pairs, depending on the parameter settings) that were detected by MaxQuant regardless of if they were sequenced or identified. Additional information includes intensity, score, charge state, calibrated and un-calibrated <text:span text:style-name="T1">m</text:span>/<text:span text:style-name="T1">z</text:span>, mass precision, retention time, whether the peptide is picked up for sequencing or not and so on</text:p>
          </table:table-cell>
        </table:table-row>
        <table:table-row>
          <table:table-cell table:style-name="Tabla1.A1" office:value-type="string">
            <text:p text:style-name="Table_20_Contents">parameters.txt</text:p>
          </table:table-cell>
          <table:table-cell table:style-name="Tabla1.A1" office:value-type="string">
            <text:p text:style-name="Table_20_Contents"><text:span text:style-name="T1">Summary of all used parameters</text:span>. <text:line-break/>The parameters file has information about all used parameters, including version number of the software, threshold values for identification and quantification, which fasta file was used as search database and so on</text:p>
          </table:table-cell>
        </table:table-row>
        <table:table-row>
          <table:table-cell table:style-name="Tabla1.A1" office:value-type="string">
            <text:p text:style-name="Table_20_Contents">summary.txt</text:p>
          </table:table-cell>
          <table:table-cell table:style-name="Tabla1.A1" office:value-type="string">
            <text:p text:style-name="Table_20_Contents"><text:span text:style-name="T1">Summary of the whole MaxQuant analysis</text:span> <text:line-break/>This contains the main summary information for all raw files and can thus be used to gather a quick overview of the data quality</text:p>
          </table:table-cell>
        </table:table-row>
        <table:table-row>
          <table:table-cell table:style-name="Tabla1.A1" office:value-type="string">
            <text:p text:style-name="Table_20_Contents">msms.txt</text:p>
          </table:table-cell>
          <table:table-cell table:style-name="Tabla1.A1" office:value-type="string">
            <text:p text:style-name="Table_20_Contents"><text:span text:style-name="T1">List of all identified MS/MS spectra.</text:span> <text:line-break/>The msms table contains information such as sequence, missed cleavages, modifications, charge state mass error and retention time for all identified MS/MS spectra</text:p>
          </table:table-cell>
        </table:table-row>
        <table:table-row>
          <table:table-cell table:style-name="Tabla1.A1" office:value-type="string">
            <text:p text:style-name="Table_20_Contents">msmsScans.txt</text:p>
          </table:table-cell>
          <table:table-cell table:style-name="Tabla1.A1" office:value-type="string">
            <text:p text:style-name="Table_20_Contents"><text:span text:style-name="T1">List of all MS/MS spectra</text:span>. <text:line-break/>The msmsScans table contains technical details about the scan for all MS/MS spectra</text:p>
          </table:table-cell>
        </table:table-row>
        <table:table-row>
          <table:table-cell table:style-name="Tabla1.A1" office:value-type="string">
            <text:p text:style-name="Table_20_Contents">msScans.txt</text:p>
          </table:table-cell>
          <table:table-cell table:style-name="Tabla1.A1" office:value-type="string">
            <text:p text:style-name="Table_20_Contents"><text:span text:style-name="T1">List of all MS1 spectra</text:span> <text:line-break/>The msScans table contains technical details about the scan for all MS1 spectra</text:p>
          </table:table-cell>
        </table:table-row>
        <table:table-row>
          <table:table-cell table:style-name="Tabla1.A1" office:value-type="string">
            <text:p text:style-name="Table_20_Contents">mzRange.txt</text:p>
          </table:table-cell>
          <table:table-cell table:style-name="Tabla1.A1" office:value-type="string">
            <text:p text:style-name="Table_20_Contents"><text:span text:style-name="T1">Table needed to display density information as a function of m/z</text:span>. <text:line-break/>The mzRange table holds information about the density of detected and identified peaks, isotope patterns and MS/MS for all <text:soft-page-break/>analyzed raw files as a function of <text:span text:style-name="T1">m</text:span>/<text:span text:style-name="T1">z</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orka Prieto</meta:initial-creator>
    <meta:creation-date>2018-09-28T15:56:06.057940083</meta:creation-date>
    <dc:date>2018-09-28T15:57:05.684686383</dc:date>
    <dc:creator>Gorka Prieto</dc:creator>
    <meta:editing-duration>PT59S</meta:editing-duration>
    <meta:editing-cycles>1</meta:editing-cycles>
    <meta:document-statistic meta:table-count="1" meta:image-count="0" meta:object-count="0" meta:page-count="3" meta:paragraph-count="28" meta:word-count="811" meta:character-count="5501" meta:non-whitespace-character-count="4706"/>
    <meta:generator>LibreOffice/6.0.6.2$Linux_X86_64 LibreOffice_project/00m0$Build-2</meta:generator>
  </office:meta>
</office:document-meta>
</file>